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15d" officeooo:paragraph-rsid="0007615d"/>
    </style:style>
    <style:style style:name="P2" style:family="paragraph" style:parent-style-name="Standard">
      <style:text-properties officeooo:rsid="00090abe" officeooo:paragraph-rsid="00090abe"/>
    </style:style>
    <style:style style:name="P3" style:family="paragraph" style:parent-style-name="Standard">
      <style:text-properties officeooo:rsid="000b2909" officeooo:paragraph-rsid="000b2909"/>
    </style:style>
    <style:style style:name="P4" style:family="paragraph" style:parent-style-name="Standard">
      <style:text-properties officeooo:rsid="000e1377" officeooo:paragraph-rsid="000e1377"/>
    </style:style>
    <style:style style:name="P5" style:family="paragraph" style:parent-style-name="Standard">
      <style:text-properties officeooo:rsid="0011179c" officeooo:paragraph-rsid="0011179c"/>
    </style:style>
    <style:style style:name="P6" style:family="paragraph" style:parent-style-name="Standard">
      <style:text-properties officeooo:rsid="00123846" officeooo:paragraph-rsid="00123846"/>
    </style:style>
    <style:style style:name="P7" style:family="paragraph" style:parent-style-name="Standard">
      <style:text-properties officeooo:rsid="0018152f" officeooo:paragraph-rsid="0018152f"/>
    </style:style>
    <style:style style:name="T1" style:family="text">
      <style:text-properties officeooo:rsid="00090abe"/>
    </style:style>
    <style:style style:name="T2" style:family="text">
      <style:text-properties officeooo:rsid="0009bf8e"/>
    </style:style>
    <style:style style:name="T3" style:family="text">
      <style:text-properties officeooo:rsid="000fa806"/>
    </style:style>
    <style:style style:name="T4" style:family="text">
      <style:text-properties officeooo:rsid="00133555"/>
    </style:style>
    <style:style style:name="T5" style:family="text">
      <style:text-properties officeooo:rsid="0013b381"/>
    </style:style>
    <style:style style:name="T6" style:family="text">
      <style:text-properties officeooo:rsid="0014308f"/>
    </style:style>
    <style:style style:name="T7" style:family="text">
      <style:text-properties officeooo:rsid="00146843"/>
    </style:style>
    <style:style style:name="T8" style:family="text">
      <style:text-properties officeooo:rsid="001575f9"/>
    </style:style>
    <style:style style:name="T9" style:family="text">
      <style:text-properties officeooo:rsid="001786d3"/>
    </style:style>
    <style:style style:name="T10" style:family="text">
      <style:text-properties officeooo:rsid="0018d9a0"/>
    </style:style>
    <style:style style:name="T11" style:family="text">
      <style:text-properties officeooo:rsid="0018df67"/>
    </style:style>
    <style:style style:name="T12" style:family="text">
      <style:text-properties officeooo:rsid="001a6ff3"/>
    </style:style>
    <style:style style:name="T13" style:family="text">
      <style:text-properties officeooo:rsid="001c11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</text:p>
      <text:p text:style-name="P1"/>
      <text:p text:style-name="P1">processamento em paralelo </text:p>
      <text:p text:style-name="P1">-<text:span text:style-name="T2">é a possiblidade de execução de mais de uma instrução ao mesmo instante de tempo</text:span></text:p>
      <text:p text:style-name="P1"/>
      <text:p text:style-name="P1">-<text:span text:style-name="T1">vínculo entre o alto desempenho da computação e o processamento <text:s/>em paralelo </text:span></text:p>
      <text:p text:style-name="P2">(em poucas palavras, devido a, necessidade de um processamento rapido, e ser inviável um processador único que fizesse isso, foram desenvolvidos os processadores com vários núcleos, dentro de um mesmo processador, trabalhando em paralelo)</text:p>
      <text:p text:style-name="P2"/>
      <text:p text:style-name="P3">computação de alto desempenho por meio do processamento em paralelo </text:p>
      <text:p text:style-name="P3">evolução dos computadores </text:p>
      <text:p text:style-name="P3"/>
      <text:p text:style-name="P3">-o custo dos sistemas computacionais diminuiu à medida que o desempenho e a capacidade das máquinas aumentaram.</text:p>
      <text:p text:style-name="P3"/>
      <text:p text:style-name="P4">Soluções paralelas </text:p>
      <text:p text:style-name="P4">-um exemplo, seria 1 lista de compra em 1 supermercado, a lista é divid<text:span text:style-name="T3">ida</text:span> para 2 pessoas no supermercado divido em 2. Consequentemente a compra seria finalizada mais rápida. </text:p>
      <text:p text:style-name="P4"/>
      <text:p text:style-name="P5">Paralelismo em nível de instruções e processadores superescalares </text:p>
      <text:p text:style-name="P6">superescalar e pipeline </text:p>
      <text:p text:style-name="P6"/>
      <text:p text:style-name="P6">superescalar</text:p>
      <text:p text:style-name="P6">-<text:span text:style-name="T4">a CPU pode realizar mais de uma instrução a cada ciclo de clock </text:span></text:p>
      <text:p text:style-name="P6">-<text:span text:style-name="T5">o processador determina a dependência de uma instrução em relação a outras</text:span></text:p>
      <text:p text:style-name="P6">-<text:span text:style-name="T6">o processador usa várias unidades para exec</text:span><text:span text:style-name="T8">u</text:span><text:span text:style-name="T6">tar de forma simult</text:span><text:span text:style-name="T7">â</text:span><text:span text:style-name="T6">nea, 2 ou mais instruções de forma organizada </text:span></text:p>
      <text:p text:style-name="P6">-<text:span text:style-name="T9">superescalar então, é a possibilidade da execução independente e concorrente em pipelines diferentes(conceito de microarquitetura)</text:span></text:p>
      <text:p text:style-name="P6"/>
      <text:p text:style-name="P7">pipeline </text:p>
      <text:p text:style-name="P7">-<text:span text:style-name="T13">fazendo analogia, é semelhante a sequencia de uma linha de montagem de uma fabrica de carros, </text:span></text:p>
      <text:p text:style-name="P7">-<text:span text:style-name="T10">é um tipo de processamento que, após a primeira instrução, na segunda etapa, um segundo nucleo já começa adiantar o próximo processamento, junto com o segundo processamento do primeiro nucleo, depois o terceiro nucleo é ativado, trabalhando com segundo e primeiro, e assim, sucessivamente </text:span></text:p>
      <text:p text:style-name="P7">-<text:span text:style-name="T11">desde que a </text:span><text:span text:style-name="T12">instruçã</text:span><text:span text:style-name="T13">o</text:span><text:span text:style-name="T11"> seguinte não dependa da conclusão de uma anterior </text:span></text:p>
      <text:p text:style-name="P7">-<text:span text:style-name="T13">quando uma inidade funcional fica livre, ela é adiantada para a próxima instrução </text:span></text:p>
      <text:p text:style-name="P7"/>
      <text:p text:style-name="P6"/>
      <text:p text:style-name="P7">superescalar = explora a capacidade de executar múltiplas instruções simultaneamente usando unidades de execução independentes.</text:p>
      <text:p text:style-name="P5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6:59:37.949000000</meta:creation-date>
    <dc:date>2024-01-09T18:34:09.462000000</dc:date>
    <meta:editing-duration>PT1H34M20S</meta:editing-duration>
    <meta:editing-cycles>24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3" meta:word-count="297" meta:character-count="1991" meta:non-whitespace-character-count="1701"/>
  </office:meta>
</office:document-meta>
</file>